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c9c" officeooo:paragraph-rsid="00025c9c"/>
    </style:style>
    <style:style style:name="T1" style:family="text">
      <style:text-properties officeooo:rsid="00031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: {{NAME}}</text:p>
      <text:p text:style-name="P1"/>
      <text:p text:style-name="P1">Address : {{ADDRESS}}</text:p>
      <text:p text:style-name="P1"/>
      <text:p text:style-name="P1">Ceci n’est pas sousligner mais {{UNDER_A_ceci l’est}} plus ceci ne l’est plus {{UNDER_B_est le voici de retour}} mais il est partie <text:span text:style-name="T1">{{UNDER_C_est il est toujours pas la}}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02:25.677344854</meta:creation-date>
    <dc:date>2021-11-12T12:31:02.262823224</dc:date>
    <meta:editing-duration>PT4M2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3" meta:character-count="206" meta:non-whitespace-character-count="176"/>
  </office:meta>
</office:document-meta>
</file>